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Libertine Display G" fo:font-size="14pt" officeooo:rsid="001c673e" officeooo:paragraph-rsid="001c673e" style:font-size-asian="14pt" style:font-size-complex="14pt"/>
    </style:style>
    <style:style style:name="P2" style:family="paragraph" style:parent-style-name="Standard">
      <style:paragraph-properties fo:text-align="justify" style:justify-single-word="false"/>
      <style:text-properties style:font-name="Linux Libertine Display G" fo:font-size="14pt" officeooo:rsid="001cf9df" officeooo:paragraph-rsid="001cf9df" style:font-size-asian="14pt" style:font-size-complex="14pt"/>
    </style:style>
    <style:style style:name="P3" style:family="paragraph" style:parent-style-name="Standard">
      <style:paragraph-properties fo:text-align="justify" style:justify-single-word="false"/>
      <style:text-properties style:font-name="Linux Libertine Display G" fo:font-size="14pt" officeooo:rsid="001d8e8b" officeooo:paragraph-rsid="001d8e8b" style:font-size-asian="14pt" style:font-size-complex="14pt"/>
    </style:style>
    <style:style style:name="P4" style:family="paragraph" style:parent-style-name="Standard">
      <style:paragraph-properties fo:text-align="justify" style:justify-single-word="false"/>
      <style:text-properties style:font-name="Linux Libertine Display G" fo:font-size="14pt" officeooo:rsid="001ef603" officeooo:paragraph-rsid="001ef603" style:font-size-asian="14pt" style:font-size-complex="14pt"/>
    </style:style>
    <style:style style:name="P5" style:family="paragraph" style:parent-style-name="Standard">
      <style:paragraph-properties fo:text-align="justify" style:justify-single-word="false"/>
      <style:text-properties style:font-name="Linux Libertine Display G" fo:font-size="14pt" officeooo:rsid="001f6f20" officeooo:paragraph-rsid="001f6f20" style:font-size-asian="14pt" style:font-size-complex="14pt"/>
    </style:style>
    <style:style style:name="P6" style:family="paragraph" style:parent-style-name="Standard">
      <style:paragraph-properties fo:text-align="justify" style:justify-single-word="false"/>
      <style:text-properties style:font-name="Linux Libertine Display G" fo:font-size="14pt" officeooo:rsid="0021e561" officeooo:paragraph-rsid="0021e561" style:font-size-asian="14pt" style:font-size-complex="14pt"/>
    </style:style>
    <style:style style:name="P7"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1c673e" officeooo:paragraph-rsid="001c673e" style:font-size-asian="14pt" style:font-size-complex="14pt"/>
    </style:style>
    <style:style style:name="P8"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1c673e" officeooo:paragraph-rsid="001d8e8b" style:font-size-asian="14pt" style:font-size-complex="14pt"/>
    </style:style>
    <style:style style:name="P9"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1c673e" officeooo:paragraph-rsid="001cf9df" style:font-size-asian="14pt" style:font-size-complex="14pt"/>
    </style:style>
    <style:style style:name="P10"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1e561" officeooo:paragraph-rsid="0021e561" style:font-size-asian="14pt" style:font-size-complex="14pt"/>
    </style:style>
    <style:style style:name="P11"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1e561" officeooo:paragraph-rsid="0024e980" style:font-size-asian="14pt" style:font-size-complex="14pt"/>
    </style:style>
    <style:style style:name="P12"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3a76a" officeooo:paragraph-rsid="0023a76a" style:font-size-asian="14pt" style:font-size-complex="14pt"/>
    </style:style>
    <style:style style:name="P13"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1e561" officeooo:paragraph-rsid="0024e980" style:font-size-asian="14pt" style:font-size-complex="14pt"/>
    </style:style>
    <style:style style:name="P14"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65513" officeooo:paragraph-rsid="00265513" style:font-size-asian="14pt" style:font-size-complex="14pt"/>
    </style:style>
    <style:style style:name="P15"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65513" officeooo:paragraph-rsid="0026c1ce" style:font-size-asian="14pt" style:font-size-complex="14pt"/>
    </style:style>
    <style:style style:name="P16" style:family="paragraph" style:parent-style-name="Standard">
      <style:paragraph-properties fo:text-align="justify" style:justify-single-word="false"/>
      <style:text-properties style:font-name="Linux Libertine Display G" fo:font-size="14pt" style:text-underline-style="solid" style:text-underline-width="auto" style:text-underline-color="font-color" officeooo:rsid="00265513" officeooo:paragraph-rsid="002775a5" style:font-size-asian="14pt" style:font-size-complex="14pt"/>
    </style:style>
    <style:style style:name="T1" style:family="text">
      <style:text-properties officeooo:rsid="001cf9df"/>
    </style:style>
    <style:style style:name="T2" style:family="text">
      <style:text-properties officeooo:rsid="001d8e8b"/>
    </style:style>
    <style:style style:name="T3" style:family="text">
      <style:text-properties officeooo:rsid="001ef603"/>
    </style:style>
    <style:style style:name="T4" style:family="text">
      <style:text-properties officeooo:rsid="001f6f20"/>
    </style:style>
    <style:style style:name="T5" style:family="text">
      <style:text-properties fo:font-weight="bold" style:font-weight-asian="bold" style:font-weight-complex="bold"/>
    </style:style>
    <style:style style:name="T6" style:family="text">
      <style:text-properties fo:font-weight="bold" officeooo:rsid="001d8e8b" style:font-weight-asian="bold" style:font-weight-complex="bold"/>
    </style:style>
    <style:style style:name="T7" style:family="text">
      <style:text-properties fo:font-weight="bold" officeooo:rsid="002967cc" style:font-weight-asian="bold" style:font-weight-complex="bold"/>
    </style:style>
    <style:style style:name="T8" style:family="text">
      <style:text-properties officeooo:rsid="0021e561"/>
    </style:style>
    <style:style style:name="T9" style:family="text">
      <style:text-properties style:text-underline-style="none"/>
    </style:style>
    <style:style style:name="T10" style:family="text">
      <style:text-properties style:text-underline-style="none" officeooo:rsid="0023a76a"/>
    </style:style>
    <style:style style:name="T11" style:family="text">
      <style:text-properties style:text-underline-style="none" officeooo:rsid="0024e980"/>
    </style:style>
    <style:style style:name="T12" style:family="text">
      <style:text-properties style:text-underline-style="none" officeooo:rsid="0025dd13"/>
    </style:style>
    <style:style style:name="T13" style:family="text">
      <style:text-properties style:text-underline-style="none" officeooo:rsid="0026c1ce"/>
    </style:style>
    <style:style style:name="T14" style:family="text">
      <style:text-properties style:text-underline-style="none" officeooo:rsid="0026e5d3"/>
    </style:style>
    <style:style style:name="T15" style:family="text">
      <style:text-properties style:text-underline-style="none" officeooo:rsid="002714ae"/>
    </style:style>
    <style:style style:name="T16" style:family="text">
      <style:text-properties style:text-underline-style="none" officeooo:rsid="002775a5"/>
    </style:style>
    <style:style style:name="T17" style:family="text">
      <style:text-properties style:text-underline-style="none" officeooo:rsid="002967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istória</text:p>
      <text:p text:style-name="P1">Você comanda uma divisão sobrevivente de um exército que está perdendo uma guerra e deve negociar o cessar fogo com uma divisão remota do inimigo. No entanto, seu inimigo ignora o código de guerra e ataca o soldado enviado. Você deve então combater as unidades inimigas até a base para que sua unidade diplomática chegue em segurança.</text:p>
      <text:p text:style-name="P1"/>
      <text:p text:style-name="P7">Informações da tela</text:p>
      <text:p text:style-name="P1"><text:span text:style-name="T8">Área de jogo</text:span> <text:span text:style-name="T1">ocupando todo o espaço com exceção da barra inferior.</text:span></text:p>
      <text:p text:style-name="P2">Barra inferior listando as unidades do jogador <text:span text:style-name="T8">e o número disponível de cada uma.</text:span></text:p>
      <text:p text:style-name="P6">Botões de Restart, Quit e Pause no canto superior direito.</text:p>
      <text:p text:style-name="P2"/>
      <text:p text:style-name="P8">Controle</text:p>
      <text:p text:style-name="P3">Mouse no menu. Mouse ou números de 1 a 4 para enviar as unidades.</text:p>
      <text:p text:style-name="P1"/>
      <text:p text:style-name="P12">Àrea de jogo</text:p>
      <text:p text:style-name="P1">Um caminho visto de cima para baixo povoado por unidades inimigas e obstáculos. As unidades do jogador começam o trajeto na ENTRADA e percorrem o caminho até a BASE, interagindo com os objetos sobre o caminho.</text:p>
      <text:p text:style-name="P1"/>
      <text:p text:style-name="P7">Objetivo</text:p>
      <text:p text:style-name="P1">Limpar o caminho <text:span text:style-name="T8">com a quantidade de unidades disponível </text:span>e permitir que a unidade diplomática chegue na BASE inimiga em segurança. </text:p>
      <text:p text:style-name="P1"/>
      <text:p text:style-name="P9">Unidades inimigas</text:p>
      <text:p text:style-name="P2"><text:span text:style-name="T6">Atirador</text:span><text:span text:style-name="T5"> vermelho</text:span>: HP médio, dano médio. Tem posição fixa, virado na direção em que chegam as unidades do jogador. Quando uma delas se aproxima o suficiente, começa a atirar até que não haja mais inimigos no range. Não é capaz de atirar para trás de si mesmo.</text:p>
      <text:p text:style-name="P2"><text:span text:style-name="T6">Tanque bomba</text:span><text:span text:style-name="T5"> vermelho</text:span>: HP alto, dano alto. Tem posição fixa e dá dano massivo em área <text:span text:style-name="T2">em ambas as direções </text:span>apenas quando colide com uma unidade do jogador (exceto Freezer). É destruído pela explosão. <text:span text:style-name="T2">Não danifica as outras unidades inimigas.</text:span></text:p>
      <text:p text:style-name="P2"><text:span text:style-name="T5">Água</text:span>: Um poço d’água interrompendo um caminho. Todas as unidades que caem são destruídas, a não ser que uma unidade Suporte do jogador se sacrifique para criar uma ponte.</text:p>
      <text:p text:style-name="P2"><text:span text:style-name="T5">Arame farpado</text:span>: <text:span text:style-name="T2">Pode ser atravessado por qualquer unidade do jogador, mas causa dano durante o contato. Mata instantaneamente a unidade diplomata.</text:span></text:p>
      <text:p text:style-name="P3"><text:span text:style-name="T5">Paliçada</text:span>: HP alto, impenetrável <text:span text:style-name="T4">para unidades do jogador até o HP chegar a 0</text:span>. Pode ser atravessada por projéteis do inimigo, que atiram por trás dela. </text:p>
      <text:p text:style-name="P3"/>
      <text:p text:style-name="P8">Unidades do jogador</text:p>
      <text:p text:style-name="P3"><text:span text:style-name="T5">Atirador verde</text:span>: HP médio, dano médio, velocidade média. Capaz de neutralizar um Atirador vermelho. Quando enviado, começa a percorrer o caminho e quando uma unidade inimiga entra no range, começa a atirar até que não haja mais nenhuma ou morra. Não é capaz de atirar para trás de si mesmo.</text:p>
      <text:p text:style-name="P3"><text:soft-page-break/><text:span text:style-name="T5">Tanque bomba verde</text:span>: HP alto, dano alto, velocidade baixa. Quando enviado, faz seu percurso até colidir com uma unidade inimiga (exceto água), quando explode causando dano em área em ambas as direções. Não danifica as outras unidades do jogador. Se cair na água, <text:span text:style-name="T3">morre sem explodir. Se a água tiver sido tapada por uma unidade suporte, a percorre normalmente como parte do caminho.</text:span></text:p>
      <text:p text:style-name="P4"><text:span text:style-name="T5">Suporte</text:span>: HP médio, sem dano, velocidade média. Percorre o caminho até encontrar um trecho de água ou arame farpado e o encobre, se sacrificando e permitindo a passagem de outras unidades aliadas. <text:span text:style-name="T4">Pode atravessar inimigos congelados.</text:span></text:p>
      <text:p text:style-name="P4"><text:span text:style-name="T5">Congelador</text:span>: <text:span text:style-name="T4">Sem HP</text:span>, sem dano, velocidade alta. <text:span text:style-name="T4">Percorre o mapa em alta velocidade congelando por 3 segundos as primeiras 4 unidades inimigas que atravessar, em seguida desaparece. Unidades congeladas são incapazes de causar dano enquanto durar o congelamento. Permite atravessar água enquanto durar o efeito, mas arame farpado se torna impenetrável. Ignora paliçadas. Suporte e Bandeira branca podem atravessar inimigos congelados, mas não obstáculos impenetráveis.</text:span></text:p>
      <text:p text:style-name="P5"><text:span text:style-name="T5">Bandeira branca</text:span> – HP baixíssimo, sem dano, velocidade alta. Unidade diplomata que deve percorrer a totalidade do percurso e chegar à base inimiga para que o objetivo se complete. Pode atravessar inimigos congelados. Morre com qualquer quantidade de dano.</text:p>
      <text:p text:style-name="P5"/>
      <text:p text:style-name="P10">Gameplay</text:p>
      <text:p text:style-name="P11"><text:span text:style-name="T9"><text:tab/>O jogador seleciona o Play com o mouse no menu principal, lê algumas linhas de história e clica para avançar. O jogo se inicia, exibindo as </text:span>Informações da tela.<text:span text:style-name="T9"> A maior parte da tela é ocupada pelo caminho que deve ser percorrido e as unidades inimigas e obstáculos posicionadas sobre ele. Na barra inferior estão listadas as unidades do jogador e a quantidade disponível de cada uma. </text:span></text:p>
      <text:p text:style-name="P11"><text:span text:style-name="T9"><text:tab/></text:span><text:span text:style-name="T16">Atirador verde = 4; Tanque bomba = 1; Suporte = 4; </text:span><text:span text:style-name="T17">Bandeira branca = 1.</text:span></text:p>
      <text:p text:style-name="P11"><text:span text:style-name="T9"><text:tab/>O primeiro inimigo no percurso é um Atirador vermelho e o próximo objeto após ele é um trecho de água. O jogador seleciona o Atirador verde </text:span><text:span text:style-name="T10">com o clique do mouse ou com a tecla 1 do teclado alfanumérico. A unidade surge no início do pe</text:span><text:span text:style-name="T11">rcurso e anda em direção ao primeiro inimigo. Quando entram no range um do outro, começam a atirar até que um dos dois morra. Caso sua unidade morra, o jogador deve enviar outro Atirador verde para derrotar a do inimigo. Assim que a unidade inimiga é derrotada, o jogador deve enviar o Suporte (atalho 3) para que ultrapasse o Atirador verde antes que se depare com a água. O suporte se sacrifica formando uma ponte e o Atirador verde consegue passar. Quando o Tanque Bomba vermelho entra em seu range, o Atirador verde começa a atirar, mas não causa dano suficiente para eliminar o inimigo. Quando colide com ele, </text:span><text:span text:style-name="T12">o Tanque Bomba explode, eliminando a si e à unidade do jogador. </text:span></text:p>
      <text:p text:style-name="P14"><text:span text:style-name="T12"><text:tab/></text:span><text:span text:style-name="T9">Em seguida há no caminho uma paliçada com dois Atiradores vermelhos atrás. O mais próximo tem range o suficiente para atirar nas unidades do jogador adjacentes à paliçada por trás dela. O jogador pode enviar um Tanque Bomba verde (atalho 2) para destruir a paliçada e o primeiro Atirador atrás dela, que não terá tempo de acabar com o HP do tanque.</text:span></text:p>
      <text:p text:style-name="P15"><text:span text:style-name="T9"><text:tab/>Um Atirador verde deve ser enviado para eliminar o próximo Atirador vermelho. </text:span><text:span text:style-name="T13">Para garantir a vitória e economizar Atiradores, o jogador pode enviar um </text:span><text:soft-page-break/><text:span text:style-name="T13">Congelador </text:span><text:span text:style-name="T15">(atalho 4) </text:span><text:span text:style-name="T13">quando seu Atirador estiver quase alcançando o inimigo. O Congelador vai impedir que o Atirador vermelho atire por 3 segundos, diminuindo a quantidade de dano sofrida pelo Atirador verde.</text:span></text:p>
      <text:p text:style-name="P15"><text:span text:style-name="T9"><text:tab/>Assim que a eliminação for confirmada, o jogador pode enviar dois Suportes para que neutralizem os dois arames farpados </text:span><text:span text:style-name="T13">consecutivos. </text:span></text:p>
      <text:p text:style-name="P15"><text:span text:style-name="T13"><text:tab/></text:span><text:span text:style-name="T14">Chegamos no último inimigo e restam 1 ou 2 Atiradores (mais o com HP parcial no Mapa). Caso restem 2, é necessário apenas enviá-los para que matem o vermelho. Caso só haja 1, o jogador pode deixar o Atirador verde que já estava no mapa tirar parte de seu HP e facilitar o serviço pro último Atirador, que não pode morrer sem levar o inimigo consigo ou a partida estará perdida.</text:span></text:p>
      <text:p text:style-name="P16"><text:span text:style-name="T14"><text:tab/></text:span><text:span text:style-name="T16">Falta apenas um Suporte para tapar a última água. </text:span><text:span text:style-name="T15">Quando todo o caminho está limpo, o jogador pode enviar o </text:span><text:span text:style-name="T17">Bandeira Branca</text:span><text:span text:style-name="T15"> (atalho 5), que chegará em segurança na Base Inimiga e dará condição de vitória.</text:span></text:p>
      <text:p text:style-name="P14"><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7:29:16.867000000</meta:creation-date>
    <dc:date>2017-03-15T19:26:07.713000000</dc:date>
    <meta:editing-duration>PT29M46S</meta:editing-duration>
    <meta:editing-cycles>7</meta:editing-cycles>
    <meta:generator>LibreOffice/5.3.0.3$Windows_X86_64 LibreOffice_project/7074905676c47b82bbcfbea1aeefc84afe1c50e1</meta:generator>
    <meta:document-statistic meta:table-count="0" meta:image-count="0" meta:object-count="0" meta:page-count="3" meta:paragraph-count="34" meta:word-count="1087" meta:character-count="6432" meta:non-whitespace-character-count="5363"/>
  </office:meta>
</office:document-meta>
</file>